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-color="#000080" draw:textarea-horizontal-align="justify" draw:textarea-vertical-align="middle" draw:auto-grow-height="false" fo:min-height="6.1cm" fo:min-width="5.8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5.2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6.35cm" svg:x="11.6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Sefick</meta:initial-creator>
    <meta:creation-date>2016-11-30T15:00:42.798848298</meta:creation-date>
    <dc:date>2016-11-30T15:30:49.184403536</dc:date>
    <dc:creator>Stephen Sefick</dc:creator>
    <meta:editing-duration>PT30M4S</meta:editing-duration>
    <meta:editing-cycles>11</meta:editing-cycles>
    <meta:generator>LibreOffice/4.3.7.2$Linux_X86_64 LibreOffice_project/430$Build-2</meta:generator>
    <meta:document-statistic meta:object-count="2"/>
  </office:meta>
</office:document-meta>
</file>